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64in"/>
    </style:style>
    <style:style style:name="co3" style:family="table-column">
      <style:table-column-properties fo:break-before="auto" style:column-width="0.452in"/>
    </style:style>
    <style:style style:name="co4" style:family="table-column">
      <style:table-column-properties fo:break-before="auto" style:column-width="0.4126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3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3">
          <table:table-cell office:value-type="string">
            <text:p>piece</text:p>
          </table:table-cell>
          <table:table-cell office:value-type="string">
            <text:p>part</text:p>
          </table:table-cell>
          <table:table-cell office:value-type="string">
            <text:p>yaw</text:p>
          </table:table-cell>
          <table:table-cell office:value-type="string">
            <text:p>pitch</text:p>
          </table:table-cell>
          <table:table-cell office:value-type="string">
            <text:p>roll</text:p>
          </table:table-cell>
          <table:table-cell office:value-type="string">
            <text:p>height</text:p>
          </table:table-cell>
          <table:table-cell office:value-type="string">
            <text:p>messa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rasp</text:p>
          </table:table-cell>
          <table:table-cell table:number-columns-repeated="3" office:value-type="float" office:value="0">
            <text:p>0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grasp</text:p>
          </table:table-cell>
          <table:table-cell table:number-columns-repeated="3" office:value-type="float" office:value="0">
            <text:p>0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if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74">
            <text:p>0.74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First grasp</text:p>
          </table:table-cell>
          <table:table-cell office:value-type="float" office:value="-11">
            <text:p>-11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gras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ift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0.74">
            <text:p>0.74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grasp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string">
            <text:p>after the reach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grasp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string">
            <text:p>this was needed after the first approach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ift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ift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string">
            <text:p>IMPORTANT PITCH PELVIS TO ZERO NOW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grasp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string">
            <text:p>could I reach further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gras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string">
            <text:p>this has to have the piece higher than the thruss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string">
            <text:p>IMPORTANT PITCH PELVIS TO ZERO NOW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Fallon</meta:initial-creator>
    <meta:creation-date>2013-12-11T16:11:40</meta:creation-date>
    <dc:date>2013-12-12T13:25:10</dc:date>
    <dc:creator>drc </dc:creator>
    <meta:editing-duration>PT2H13M26S</meta:editing-duration>
    <meta:editing-cycles>3</meta:editing-cycles>
    <meta:generator>LibreOffice/3.5$Linux_X86_64 LibreOffice_project/350m1$Build-2</meta:generator>
    <meta:document-statistic meta:table-count="3" meta:cell-count="91" meta:object-count="0"/>
  </office:meta>
</office:document-meta>
</file>